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0cm" svg:height="2.3cm" svg:x="5.3cm" svg:y="2.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" draw:id="id1" draw:layer="layout" svg:width="8.5cm" svg:height="2.9cm" svg:x="6.8cm" svg:y="5.8cm">
          <text:p text:style-name="P1">Input: “please enter </text:p>
          <text:p text:style-name="P1">2 integer numbers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1.05cm" svg:y1="5.8cm" svg:x2="10.3cm" svg:y2="4.6cm" draw:start-shape="id1" draw:start-glue-point="5" draw:end-shape="id2" draw:end-glue-point="6" svg:d="M11050 5800v-599h-750v-601" svg:viewBox="0 0 751 1201">
          <text:p/>
        </draw:connector>
        <draw:custom-shape draw:style-name="gr1" draw:text-style-name="P1" xml:id="id3" draw:id="id3" draw:layer="layout" svg:width="8.2cm" svg:height="3.3cm" svg:x="5.9cm" svg:y="10.2cm">
          <text:p text:style-name="P1">Input number1</text:p>
          <text:p text:style-name="P1">Input number 2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0cm" svg:y1="10.2cm" svg:x2="11.05cm" svg:y2="8.7cm" draw:start-shape="id3" draw:start-glue-point="5" draw:end-shape="id1" draw:end-glue-point="8" svg:d="M10000 10200v-749h1050v-751" svg:viewBox="0 0 1051 1501">
          <text:p/>
        </draw:connector>
        <draw:custom-shape draw:style-name="gr1" draw:text-style-name="P1" xml:id="id4" draw:id="id4" draw:layer="layout" svg:width="8.3cm" svg:height="3.1cm" svg:x="5.7cm" svg:y="15.7cm">
          <text:p text:style-name="P1">Answer: number 1 %</text:p>
          <text:p text:style-name="P1"><text:s/>number 2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85cm" svg:y1="15.7cm" svg:x2="10cm" svg:y2="13.5cm" draw:start-shape="id4" draw:start-glue-point="4" draw:end-shape="id3" draw:end-glue-point="8" svg:d="M9850 15700v-1099h150v-1101" svg:viewBox="0 0 151 2201">
          <text:p/>
        </draw:connector>
        <draw:custom-shape draw:style-name="gr1" draw:text-style-name="P1" xml:id="id5" draw:id="id5" draw:layer="layout" svg:width="8cm" svg:height="2.7cm" svg:x="6.1cm" svg:y="20.1cm">
          <text:p text:style-name="P1">Output answ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0.1cm" svg:y1="20.1cm" svg:x2="9.85cm" svg:y2="18.8cm" draw:start-shape="id5" draw:start-glue-point="5" draw:end-shape="id4" draw:end-glue-point="6" svg:d="M10100 20100v-649h-250v-651" svg:viewBox="0 0 251 1301">
          <text:p/>
        </draw:connector>
        <draw:custom-shape draw:style-name="gr1" draw:text-style-name="P1" xml:id="id6" draw:id="id6" draw:layer="layout" svg:width="7.2cm" svg:height="2.7cm" svg:x="6.7cm" svg:y="25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10.3cm" svg:y1="25cm" svg:x2="10.1cm" svg:y2="22.8cm" draw:start-shape="id6" draw:start-glue-point="4" draw:end-shape="id5" draw:end-glue-point="8" svg:d="M10300 25000v-1099h-200v-1101" svg:viewBox="0 0 20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6T10:25:34.824000000</meta:creation-date>
    <dc:date>2014-09-16T11:06:12.618000000</dc:date>
    <meta:editing-duration>PT25M27S</meta:editing-duration>
    <meta:editing-cycles>2</meta:editing-cycles>
    <meta:generator>LibreOffice/4.2.5.2$Windows_x86 LibreOffice_project/61cb170a04bb1f12e77c884eab9192be736ec5f5</meta:generator>
    <meta:document-statistic meta:object-count="11"/>
  </office:meta>
</office:document-meta>
</file>